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draw:auto-grow-height="false" fo:min-height="0.749cm" fo:min-width="0.499cm"/>
    </style:style>
    <style:style style:name="gr2" style:family="graphic" style:parent-style-name="standard">
      <style:graphic-properties draw:fill="solid" draw:fill-color="#47b8b8" draw:textarea-horizontal-align="center" draw:textarea-vertical-align="middle"/>
    </style:style>
    <style:style style:name="gr3" style:family="graphic" style:parent-style-name="standard">
      <style:graphic-properties draw:fill="solid" draw:fill-color="#ff8080" draw:textarea-horizontal-align="center" draw:textarea-vertical-align="middle"/>
    </style:style>
    <style:style style:name="gr4" style:family="graphic" style:parent-style-name="standard">
      <style:graphic-properties draw:stroke="solid" draw:stroke-dash="Fine_20_Dashed"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1.44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solid" draw:fill-color="#e6e64c" draw:textarea-horizontal-align="center" draw:textarea-vertical-align="middle"/>
    </style:style>
    <style:style style:name="gr9" style:family="graphic" style:parent-style-name="standard">
      <style:graphic-properties draw:stroke="dash" draw:stroke-dash="Fine_20_Dashed" draw:marker-end="Arrow" draw:marker-end-width="0.3cm" draw:textarea-horizontal-align="center" draw:textarea-vertical-align="middle"/>
    </style:style>
    <style:style style:name="gr10" style:family="graphic" style:parent-style-name="standard">
      <style:graphic-properties draw:fill="solid" draw:fill-color="#9966cc"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fo:font-weight="bold" style:font-size-asian="12pt" style:font-weight-asian="bold" style:font-size-complex="12pt" style:font-weight-complex="bold"/>
    </style:style>
    <style:style style:name="P4"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5cm" svg:height="3cm" svg:x="21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2" draw:text-style-name="P1" draw:layer="layout" svg:width="16cm" svg:height="8cm" svg:x="4.5cm" svg:y="3.5cm">
          <text:p/>
        </draw:rect>
        <draw:rect draw:style-name="gr3" draw:text-style-name="P1" draw:layer="layout" svg:width="4cm" svg:height="2cm" svg:x="1.5cm" svg:y="17.5cm">
          <text:p text:style-name="P1">Scheduler 1</text:p>
        </draw:rect>
        <draw:line draw:style-name="gr4" draw:text-style-name="P1" draw:layer="layout" svg:x1="4cm" svg:y1="5.5cm" svg:x2="9cm" svg:y2="5.5cm">
          <text:p/>
        </draw:line>
        <draw:ellipse draw:style-name="gr5" draw:text-style-name="P1" draw:layer="layout" svg:width="3cm" svg:height="2cm" svg:x="1cm" svg:y="4.5cm">
          <text:p text:style-name="P1">conf</text:p>
        </draw:ellipse>
        <draw:ellipse draw:style-name="gr5" draw:text-style-name="P2" draw:layer="layout" svg:width="1.5cm" svg:height="1cm" svg:x="11cm" svg:y="7.5cm">
          <text:p text:style-name="P1"><text:span text:style-name="T1">CFG1</text:span></text:p>
        </draw:ellipse>
        <draw:frame draw:style-name="gr6" draw:text-style-name="P3" draw:layer="layout" svg:width="3.186cm" svg:height="0.738cm" svg:x="5.5cm" svg:y="4.775cm">
          <draw:text-box>
            <text:p><text:span text:style-name="T2">(1) Read conf</text:span></text:p>
          </draw:text-box>
        </draw:frame>
        <draw:line draw:style-name="gr4" draw:text-style-name="P1" draw:layer="layout" svg:x1="11.5cm" svg:y1="6cm" svg:x2="12.5cm" svg:y2="7cm">
          <text:p/>
        </draw:line>
        <draw:frame draw:style-name="gr7" draw:text-style-name="P3" draw:layer="layout" svg:width="7.22cm" svg:height="1.225cm" svg:x="13.125cm" svg:y="6cm">
          <draw:text-box>
            <text:p><text:span text:style-name="T2">(2) Auto cut into parts</text:span></text:p>
            <text:p><text:span text:style-name="T2">(number of no spare schedulers )</text:span></text:p>
          </draw:text-box>
        </draw:frame>
        <draw:frame draw:style-name="gr7" draw:text-style-name="P4" draw:layer="layout" svg:width="1.201cm" svg:height="0.806cm" svg:x="14.5cm" svg:y="7.694cm">
          <draw:text-box>
            <text:p><text:span text:style-name="T3">[...]</text:span></text:p>
          </draw:text-box>
        </draw:frame>
        <draw:rect draw:style-name="gr8" draw:text-style-name="P1" draw:layer="layout" svg:width="4.5cm" svg:height="1.5cm" svg:x="9cm" svg:y="4.5cm">
          <text:p text:style-name="P1">Conf parser</text:p>
        </draw:rect>
        <draw:frame draw:style-name="gr7" draw:layer="layout" svg:width="2.369cm" svg:height="0.963cm" svg:x="5cm" svg:y="3.537cm">
          <draw:text-box>
            <text:p>Arbiter</text:p>
          </draw:text-box>
        </draw:frame>
        <draw:ellipse draw:style-name="gr5" draw:text-style-name="P2" draw:layer="layout" svg:width="1.5cm" svg:height="1cm" svg:x="13cm" svg:y="7.5cm">
          <text:p text:style-name="P1"><text:span text:style-name="T1">CFG2</text:span></text:p>
        </draw:ellipse>
        <draw:ellipse draw:style-name="gr5" draw:text-style-name="P2" draw:layer="layout" svg:width="1.5cm" svg:height="1cm" svg:x="16cm" svg:y="7.5cm">
          <text:p text:style-name="P1"><text:span text:style-name="T1">CFGn</text:span></text:p>
        </draw:ellipse>
        <draw:rect draw:style-name="gr8" draw:text-style-name="P1" draw:layer="layout" svg:width="4.5cm" svg:height="1.5cm" svg:x="12.5cm" svg:y="9.5cm">
          <text:p text:style-name="P1">Dispatcher</text:p>
        </draw:rect>
        <draw:line draw:style-name="gr9" draw:text-style-name="P1" draw:layer="layout" svg:x1="14.5cm" svg:y1="9.5cm" svg:x2="12.5cm" svg:y2="8.5cm">
          <text:p/>
        </draw:line>
        <draw:line draw:style-name="gr9" draw:text-style-name="P1" draw:layer="layout" svg:x1="14.5cm" svg:y1="9.5cm" svg:x2="13.5cm" svg:y2="8.5cm">
          <text:p/>
        </draw:line>
        <draw:line draw:style-name="gr9" draw:text-style-name="P1" draw:layer="layout" svg:x1="14.5cm" svg:y1="9.5cm" svg:x2="16.5cm" svg:y2="8.5cm">
          <text:p/>
        </draw:line>
        <draw:rect draw:style-name="gr3" draw:text-style-name="P1" draw:layer="layout" svg:width="4cm" svg:height="2cm" svg:x="6.5cm" svg:y="17.5cm">
          <text:p text:style-name="P1">Scheduler 2</text:p>
        </draw:rect>
        <draw:frame draw:style-name="gr7" draw:text-style-name="P4" draw:layer="layout" svg:width="1.201cm" svg:height="0.806cm" svg:x="11.299cm" svg:y="18.194cm">
          <draw:text-box>
            <text:p><text:span text:style-name="T3">[...]</text:span></text:p>
          </draw:text-box>
        </draw:frame>
        <draw:rect draw:style-name="gr3" draw:text-style-name="P1" draw:layer="layout" svg:width="4cm" svg:height="2cm" svg:x="13cm" svg:y="17.5cm">
          <text:p text:style-name="P1">Scheduler n</text:p>
        </draw:rect>
        <draw:rect draw:style-name="gr3" draw:text-style-name="P1" draw:layer="layout" svg:width="4cm" svg:height="2cm" svg:x="18.5cm" svg:y="17.5cm">
          <text:p text:style-name="P1">Scheduler </text:p>
          <text:p text:style-name="P1">spare 1</text:p>
        </draw:rect>
        <draw:rect draw:style-name="gr3" draw:text-style-name="P1" draw:layer="layout" svg:width="4cm" svg:height="2cm" svg:x="23cm" svg:y="17.5cm">
          <text:p text:style-name="P1">Scheduler </text:p>
          <text:p text:style-name="P1">spare 2</text:p>
        </draw:rect>
        <draw:line draw:style-name="gr9" draw:text-style-name="P1" draw:layer="layout" svg:x1="14.5cm" svg:y1="11cm" svg:x2="5cm" svg:y2="17.5cm">
          <text:p/>
        </draw:line>
        <draw:line draw:style-name="gr9" draw:text-style-name="P1" draw:layer="layout" svg:x1="14.5cm" svg:y1="11cm" svg:x2="8.5cm" svg:y2="17.5cm">
          <text:p/>
        </draw:line>
        <draw:line draw:style-name="gr9" draw:text-style-name="P1" draw:layer="layout" svg:x1="14.5cm" svg:y1="11cm" svg:x2="14.5cm" svg:y2="17.5cm">
          <text:p/>
        </draw:line>
        <draw:custom-shape draw:style-name="gr1" draw:text-style-name="P1" draw:layer="layout" svg:width="9cm" svg:height="2.5cm" svg:x="9cm" svg:y="12cm">
          <text:p text:style-name="P1">Lan/Wan or even IPoAC</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5" draw:text-style-name="P2" draw:layer="layout" svg:width="1.5cm" svg:height="1cm" svg:x="5.5cm" svg:y="16cm">
          <text:p text:style-name="P1"><text:span text:style-name="T1">CFG1</text:span></text:p>
        </draw:ellipse>
        <draw:ellipse draw:style-name="gr5" draw:text-style-name="P2" draw:layer="layout" svg:width="1.5cm" svg:height="1cm" svg:x="8.5cm" svg:y="16cm">
          <text:p text:style-name="P1"><text:span text:style-name="T1">CFG2</text:span></text:p>
        </draw:ellipse>
        <draw:ellipse draw:style-name="gr5" draw:text-style-name="P2" draw:layer="layout" svg:width="1.5cm" svg:height="1cm" svg:x="14cm" svg:y="16cm">
          <text:p text:style-name="P1"><text:span text:style-name="T1">CFGn</text:span></text:p>
        </draw:ellipse>
        <draw:rect draw:style-name="gr8" draw:text-style-name="P1" draw:layer="layout" svg:width="4.5cm" svg:height="1.5cm" svg:x="24cm" svg:y="7cm">
          <text:p text:style-name="P1">Broker</text:p>
        </draw:rect>
        <draw:rect draw:style-name="gr10" draw:text-style-name="P1" draw:layer="layout" svg:width="4.5cm" svg:height="1.5cm" svg:x="24cm" svg:y="9cm">
          <text:p text:style-name="P1">Reactionner</text:p>
        </draw:rect>
        <draw:rect draw:style-name="gr5" draw:text-style-name="P2" draw:layer="layout" svg:width="2cm" svg:height="1.5cm" svg:x="24cm" svg:y="11cm">
          <text:p text:style-name="P1"><text:span text:style-name="T1">Pollers</text:span></text:p>
        </draw:rect>
        <draw:line draw:style-name="gr9" draw:text-style-name="P1" draw:layer="layout" svg:x1="17cm" svg:y1="10.5cm" svg:x2="23.5cm" svg:y2="8cm">
          <text:p/>
        </draw:line>
        <draw:line draw:style-name="gr9" draw:text-style-name="P1" draw:layer="layout" svg:x1="17cm" svg:y1="10.5cm" svg:x2="23.5cm" svg:y2="10cm">
          <text:p/>
        </draw:line>
        <draw:line draw:style-name="gr9" draw:text-style-name="P1" draw:layer="layout" svg:x1="17cm" svg:y1="10.5cm" svg:x2="23.5cm" svg:y2="11.5cm">
          <text:p/>
        </draw:line>
        <draw:frame draw:style-name="gr7" draw:text-style-name="P3" draw:layer="layout" svg:width="7.021cm" svg:height="0.738cm" svg:x="10.5cm" svg:y="14.775cm">
          <draw:text-box>
            <text:p><text:span text:style-name="T2">(3) Dispatch a conf by scheduler</text:span></text:p>
          </draw:text-box>
        </draw:frame>
        <draw:frame draw:style-name="gr7" draw:text-style-name="P3" draw:layer="layout" svg:width="6.289cm" svg:height="1.225cm" svg:x="18.736cm" svg:y="12cm">
          <draw:text-box>
            <text:p><text:span text:style-name="T2">(4) Dispatch conf with </text:span></text:p>
            <text:p><text:span text:style-name="T2">schedulers links to satellit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No LUA Thanks.</meta:initial-creator>
    <meta:creation-date>2009-07-08T15:50:36.30</meta:creation-date>
    <dc:date>2009-10-23T09:02:00.57</dc:date>
    <dc:creator>No LUA Thanks.</dc:creator>
    <meta:editing-duration>PT02H45M01S</meta:editing-duration>
    <meta:editing-cycles>29</meta:editing-cycles>
    <meta:generator>OpenOffice.org/3.1$Win32 OpenOffice.org_project/310m11$Build-9399</meta:generator>
    <meta:document-statistic meta:object-count="38"/>
  </office:meta>
</office:document-meta>
</file>